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6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6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6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June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63177" calcext:value-type="float">
            <text:p><text:s/>463,177 </text:p>
          </table:table-cell>
          <table:table-cell table:style-name="ce28" office:value-type="float" office:value="2326" calcext:value-type="float">
            <text:p><text:s/>2,326 </text:p>
          </table:table-cell>
          <table:table-cell table:style-name="ce28" office:value-type="float" office:value="23593" calcext:value-type="float">
            <text:p><text:s/>23,593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420725" calcext:value-type="float">
            <text:p><text:s/>420,725 </text:p>
          </table:table-cell>
          <table:table-cell table:style-name="ce28" office:value-type="float" office:value="575" calcext:value-type="float">
            <text:p><text:s/>575 </text:p>
          </table:table-cell>
          <table:table-cell table:style-name="ce28" office:value-type="float" office:value="15643" calcext:value-type="float">
            <text:p><text:s/>15,643 </text:p>
          </table:table-cell>
          <table:table-cell table:style-name="ce28" office:value-type="float" office:value="977" calcext:value-type="float">
            <text:p><text:s/>977 </text:p>
          </table:table-cell>
          <table:table-cell table:style-name="ce28" office:value-type="float" office:value="3984" calcext:value-type="float">
            <text:p><text:s/>3,984 </text:p>
          </table:table-cell>
          <table:table-cell table:style-name="ce28" office:value-type="float" office:value="3216" calcext:value-type="float">
            <text:p><text:s/>3,216 </text:p>
          </table:table-cell>
          <table:table-cell table:style-name="ce28" office:value-type="float" office:value="768" calcext:value-type="float">
            <text:p><text:s/>768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11" calcext:value-type="float">
            <text:p><text:s/>11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99115" calcext:value-type="float">
            <text:p><text:s/>299,115 </text:p>
          </table:table-cell>
          <table:table-cell table:style-name="ce28" office:value-type="float" office:value="1398" calcext:value-type="float">
            <text:p><text:s/>1,398 </text:p>
          </table:table-cell>
          <table:table-cell table:style-name="ce28" office:value-type="float" office:value="16917" calcext:value-type="float">
            <text:p><text:s/>16,917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267275" calcext:value-type="float">
            <text:p><text:s/>267,275 </text:p>
          </table:table-cell>
          <table:table-cell table:style-name="ce28" office:value-type="float" office:value="439" calcext:value-type="float">
            <text:p><text:s/>439 </text:p>
          </table:table-cell>
          <table:table-cell table:style-name="ce28" office:value-type="float" office:value="12772" calcext:value-type="float">
            <text:p><text:s/>12,772 </text:p>
          </table:table-cell>
          <table:table-cell table:style-name="ce28" office:value-type="float" office:value="572" calcext:value-type="float">
            <text:p><text:s/>572 </text:p>
          </table:table-cell>
          <table:table-cell table:style-name="ce28" office:value-type="float" office:value="2532" calcext:value-type="float">
            <text:p><text:s/>2,532 </text:p>
          </table:table-cell>
          <table:table-cell table:style-name="ce28" office:value-type="float" office:value="2151" calcext:value-type="float">
            <text:p><text:s/>2,151 </text:p>
          </table:table-cell>
          <table:table-cell table:style-name="ce28" office:value-type="float" office:value="381" calcext:value-type="float">
            <text:p><text:s/>381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8821" calcext:value-type="float">
            <text:p><text:s/>138,821 </text:p>
          </table:table-cell>
          <table:table-cell table:style-name="ce29" office:value-type="float" office:value="838" calcext:value-type="float">
            <text:p><text:s/>83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8222" calcext:value-type="float">
            <text:p><text:s/>128,222 </text:p>
          </table:table-cell>
          <table:table-cell table:style-name="ce29" office:value-type="float" office:value="384" calcext:value-type="float">
            <text:p><text:s/>384 </text:p>
          </table:table-cell>
          <table:table-cell table:style-name="ce29" office:value-type="float" office:value="9144" calcext:value-type="float">
            <text:p><text:s/>9,144 </text:p>
          </table:table-cell>
          <table:table-cell table:style-name="ce29" office:value-type="float" office:value="430" calcext:value-type="float">
            <text:p><text:s/>430 </text:p>
          </table:table-cell>
          <table:table-cell table:style-name="ce29" office:value-type="float" office:value="1479" calcext:value-type="float">
            <text:p><text:s/>1,479 </text:p>
          </table:table-cell>
          <table:table-cell table:style-name="ce29" office:value-type="float" office:value="1455" calcext:value-type="float">
            <text:p><text:s/>1,455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52" calcext:value-type="float">
            <text:p><text:s/>2,152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344" calcext:value-type="float">
            <text:p><text:s/>31,344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80" calcext:value-type="float">
            <text:p><text:s/>4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6" calcext:value-type="float">
            <text:p><text:s/>236 </text:p>
          </table:table-cell>
          <table:table-cell table:style-name="ce29" office:value-type="float" office:value="186" calcext:value-type="float">
            <text:p><text:s/>186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61" calcext:value-type="float">
            <text:p><text:s/>3,161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94" calcext:value-type="float">
            <text:p><text:s/>94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43" calcext:value-type="float">
            <text:p><text:s/>943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85" calcext:value-type="float">
            <text:p><text:s/>88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53" calcext:value-type="float">
            <text:p><text:s/>5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09" calcext:value-type="float">
            <text:p><text:s/>6,609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6" calcext:value-type="float">
            <text:p><text:s/>5,3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5" calcext:value-type="float">
            <text:p><text:s/>15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21" calcext:value-type="float">
            <text:p><text:s/>2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64" calcext:value-type="float">
            <text:p><text:s/>4,46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58" calcext:value-type="float">
            <text:p><text:s/>1,658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4" calcext:value-type="float">
            <text:p><text:s/>1,514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8" calcext:value-type="float">
            <text:p><text:s/>38 </text:p>
          </table:table-cell>
          <table:table-cell table:number-columns-repeated="2" table:style-name="ce29" office:value-type="float" office:value="9" calcext:value-type="float">
            <text:p><text:s/>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53" calcext:value-type="float">
            <text:p><text:s/>1,95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6" calcext:value-type="float">
            <text:p><text:s/>1,54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3" calcext:value-type="float">
            <text:p><text:s/>93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7" calcext:value-type="float">
            <text:p><text:s/>1,78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08" calcext:value-type="float">
            <text:p><text:s/>308 </text:p>
          </table:table-cell>
          <table:table-cell table:style-name="ce29" office:value-type="float" office:value="28" calcext:value-type="float">
            <text:p><text:s/>2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7" calcext:value-type="float">
            <text:p><text:s/>22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5" calcext:value-type="float">
            <text:p><text:s/>6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25" calcext:value-type="float">
            <text:p><text:s/>2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659" calcext:value-type="float">
            <text:p><text:s/>10,65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24" calcext:value-type="float">
            <text:p><text:s/>6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7" calcext:value-type="float">
            <text:p><text:s/>157 </text:p>
          </table:table-cell>
          <table:table-cell table:style-name="ce29" office:value-type="float" office:value="156" calcext:value-type="float">
            <text:p><text:s/>156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52" calcext:value-type="float">
            <text:p><text:s/>12,55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9" calcext:value-type="float">
            <text:p><text:s/>11,52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44" calcext:value-type="float">
            <text:p><text:s/>14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24" calcext:value-type="float">
            <text:p><text:s/>2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83" calcext:value-type="float">
            <text:p><text:s/>383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83" calcext:value-type="float">
            <text:p><text:s/>383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79" calcext:value-type="float">
            <text:p><text:s/>2,179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" calcext:value-type="float">
            <text:p><text:s/>14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7" calcext:value-type="float">
            <text:p><text:s/>7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020" calcext:value-type="float">
            <text:p><text:s/>16,020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9" calcext:value-type="float">
            <text:p><text:s/>14,89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52" calcext:value-type="float">
            <text:p><text:s/>15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72" calcext:value-type="float">
            <text:p><text:s/>72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35" calcext:value-type="float">
            <text:p><text:s/>3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68" calcext:value-type="float">
            <text:p><text:s/>5,468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657" calcext:value-type="float">
            <text:p><text:s/>65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4680" calcext:value-type="float">
            <text:p><text:s/>4,680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12" calcext:value-type="float">
            <text:p><text:s/>11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5668" calcext:value-type="float">
            <text:p><text:s/>25,668 </text:p>
          </table:table-cell>
          <table:table-cell table:style-name="ce29" office:value-type="float" office:value="190" calcext:value-type="float">
            <text:p><text:s/>190 </text:p>
          </table:table-cell>
          <table:table-cell table:style-name="ce29" office:value-type="float" office:value="1537" calcext:value-type="float">
            <text:p><text:s/>1,53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901" calcext:value-type="float">
            <text:p><text:s/>22,901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085" calcext:value-type="float">
            <text:p><text:s/>1,085 </text:p>
          </table:table-cell>
          <table:table-cell table:style-name="ce29" office:value-type="float" office:value="52" calcext:value-type="float">
            <text:p><text:s/>52 </text:p>
          </table:table-cell>
          <table:table-cell table:style-name="ce29" office:value-type="float" office:value="274" calcext:value-type="float">
            <text:p><text:s/>274 </text:p>
          </table:table-cell>
          <table:table-cell table:style-name="ce29" office:value-type="float" office:value="145" calcext:value-type="float">
            <text:p><text:s/>145 </text:p>
          </table:table-cell>
          <table:table-cell table:style-name="ce29" office:value-type="float" office:value="129" calcext:value-type="float">
            <text:p><text:s/>12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46" calcext:value-type="float">
            <text:p><text:s/>15,346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633" calcext:value-type="float">
            <text:p><text:s/>17,633 </text:p>
          </table:table-cell>
          <table:table-cell table:style-name="ce29" office:value-type="float" office:value="124" calcext:value-type="float">
            <text:p><text:s/>124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42" calcext:value-type="float">
            <text:p><text:s/>13,742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46" calcext:value-type="float">
            <text:p><text:s/>246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109" calcext:value-type="float">
            <text:p><text:s/>109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73" calcext:value-type="float">
            <text:p><text:s/>7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924" calcext:value-type="float">
            <text:p><text:s/>77,924 </text:p>
          </table:table-cell>
          <table:table-cell table:style-name="ce28" office:value-type="float" office:value="439" calcext:value-type="float">
            <text:p><text:s/>439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965" calcext:value-type="float">
            <text:p><text:s/>69,965 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851" calcext:value-type="float">
            <text:p><text:s/>851 </text:p>
          </table:table-cell>
          <table:table-cell table:style-name="ce28" office:value-type="float" office:value="186" calcext:value-type="float">
            <text:p><text:s/>186 </text:p>
          </table:table-cell>
          <table:table-cell table:style-name="ce28" office:value-type="float" office:value="560" calcext:value-type="float">
            <text:p><text:s/>560 </text:p>
          </table:table-cell>
          <table:table-cell table:style-name="ce28" office:value-type="float" office:value="432" calcext:value-type="float">
            <text:p><text:s/>432 </text:p>
          </table:table-cell>
          <table:table-cell table:style-name="ce28" office:value-type="float" office:value="128" calcext:value-type="float">
            <text:p><text:s/>128 </text:p>
          </table:table-cell>
          <table:table-cell table:style-name="ce28" office:value-type="float" office:value="44" calcext:value-type="float">
            <text:p><text:s/>44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4548" calcext:value-type="float">
            <text:p><text:s/>84,548 </text:p>
          </table:table-cell>
          <table:table-cell table:style-name="ce28" office:value-type="float" office:value="489" calcext:value-type="float">
            <text:p><text:s/>48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91" calcext:value-type="float">
            <text:p><text:s/>81,991 </text:p>
          </table:table-cell>
          <table:table-cell table:style-name="ce28" office:value-type="float" office:value="11" calcext:value-type="float">
            <text:p><text:s/>11 </text:p>
          </table:table-cell>
          <table:table-cell table:style-name="ce28" office:value-type="float" office:value="1931" calcext:value-type="float">
            <text:p><text:s/>1,931 </text:p>
          </table:table-cell>
          <table:table-cell table:style-name="ce28" office:value-type="float" office:value="219" calcext:value-type="float">
            <text:p><text:s/>219 </text:p>
          </table:table-cell>
          <table:table-cell table:style-name="ce28" office:value-type="float" office:value="885" calcext:value-type="float">
            <text:p><text:s/>885 </text:p>
          </table:table-cell>
          <table:table-cell table:style-name="ce28" office:value-type="float" office:value="626" calcext:value-type="float">
            <text:p><text:s/>626 </text:p>
          </table:table-cell>
          <table:table-cell table:style-name="ce28" office:value-type="float" office:value="259" calcext:value-type="float">
            <text:p><text:s/>259 </text:p>
          </table:table-cell>
          <table:table-cell table:number-columns-repeated="2"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90" calcext:value-type="float">
            <text:p><text:s/>1,590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89" calcext:value-type="float">
            <text:p><text:s/>89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7" calcext:value-type="float">
            <text:p><text:s/>7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90" calcext:value-type="float">
            <text:p><text:s/>1,59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9" calcext:value-type="float">
            <text:p><text:s/>89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6違章拆除" style:display-name="PageStyle_9606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27:03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